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8047in"/>
    </style:style>
    <style:style style:name="co11" style:family="table-column">
      <style:table-column-properties fo:break-before="auto" style:column-width="2.3264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2.1547in"/>
    </style:style>
    <style:style style:name="co14" style:family="table-column">
      <style:table-column-properties fo:break-before="auto" style:column-width="1.9083in"/>
    </style:style>
    <style:style style:name="co15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06pt double #000000" style:border-line-width-bottom="0.0102in 0.0102in 0.0008in" fo:border-left="none" fo:border-right="none" fo:border-top="none"/>
    </style:style>
    <style:style style:name="ce8" style:family="table-cell" style:parent-style-name="Default">
      <style:table-cell-properties fo:background-color="transparent" fo:border="none"/>
      <style:text-properties style:use-window-font-color="true"/>
    </style:style>
    <style:style style:name="ce9" style:family="table-cell" style:parent-style-name="r1"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91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11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C124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5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6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57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9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67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9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4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9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9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9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9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9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9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98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99" style:family="table-cell" style:parent-style-name="Default">
      <style:table-cell-properties fo:background-color="transparent"/>
      <style:map style:condition="is-true-formula(ISODD(ROW()))" style:apply-style-name="r2" style:base-cell-address="Nodes.E68"/>
    </style:style>
    <style:style style:name="ce100" style:family="table-cell" style:parent-style-name="Default">
      <style:table-cell-properties fo:background-color="transparent"/>
      <style:map style:condition="is-true-formula(ISODD(ROW()))" style:apply-style-name="r2" style:base-cell-address="Nodes.E113"/>
    </style:style>
    <style:style style:name="ce101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E117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07" style:family="table-cell" style:parent-style-name="Default">
      <style:table-cell-properties fo:background-color="transparent"/>
      <style:map style:condition="is-true-formula(ISODD(ROW()))" style:apply-style-name="r2" style:base-cell-address="Nodes.E128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F109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F115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F118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G109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2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8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3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43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46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5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7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5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6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6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64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6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6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73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74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75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76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7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78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79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18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181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182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27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57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25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8" table:number-columns-repeated="2"/>
          <table:table-cell table:style-name="ce58"/>
          <table:table-cell table:style-name="ce8" table:number-columns-repeated="9"/>
          <table:table-cell table:style-name="Default" table:number-columns-repeated="49"/>
          <table:table-cell table:style-name="ce8" table:number-columns-repeated="962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registerCommand</text:p>
          </table:table-cell>
          <table:table-cell table:style-name="ce59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Command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Event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0" office:value-type="string" calcext:value-type="string">
            <text:p>removeEvent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Hook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Hook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s[]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10" office:value-type="string" calcext:value-type="string">
            <text:p>error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ode, [id] , description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warn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ode, [id] , description, level</text:p>
          </table:table-cell>
          <table:table-cell table:style-name="ce10"/>
          <table:table-cell table:style-name="ce10" office:value-type="string" calcext:value-type="string">
            <text:p>Level=[note ,debug, warning, critical]</text:p>
          </table:table-cell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gister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move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 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set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, 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pdate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 ,defValue ,public ,readonly</text:p>
          </table:table-cell>
          <table:table-cell table:style-name="ce10"/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resetSetting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ame, value</text:p>
          </table:table-cell>
          <table:table-cell table:style-name="ce12"/>
          <table:table-cell table:style-name="ce10" table:number-columns-repeated="6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ListOfServices</text:p>
          </table:table-cell>
          <table:table-cell table:style-name="ce60" office:value-type="string" calcext:value-type="string">
            <text:p>Command</text:p>
          </table:table-cell>
          <table:table-cell table:style-name="ce91"/>
          <table:table-cell table:style-name="ce108" office:value-type="string" calcext:value-type="string">
            <text:p>extensions [{name, version, state, istate},...]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getServiceInfo</text:p>
          </table:table-cell>
          <table:table-cell table:style-name="ce60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09" office:value-type="string" calcext:value-type="string">
            <text:p>DSInstallInfo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install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uninstall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enable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disable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kick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pingService</text:p>
          </table:table-cell>
          <table:table-cell table:style-name="ce60" office:value-type="string" calcext:value-type="string">
            <text:p>Comman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uccess, time(ms)</text:p>
          </table:table-cell>
          <table:table-cell table:style-name="ce10" table:number-columns-repeated="7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ttingUpdate</text:p>
          </table:table-cell>
          <table:table-cell table:style-name="ce61" office:value-type="string" calcext:value-type="string">
            <text:p>Event</text:p>
          </table:table-cell>
          <table:table-cell table:style-name="ce10" office:value-type="string" calcext:value-type="string">
            <text:p>name, newValu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Connect</text:p>
          </table:table-cell>
          <table:table-cell table:style-name="ce61" office:value-type="string" calcext:value-type="string">
            <text:p>Event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connect</text:p>
          </table:table-cell>
          <table:table-cell table:style-name="ce61" office:value-type="string" calcext:value-type="string">
            <text:p>Event</text:p>
          </table:table-cell>
          <table:table-cell table:style-name="ce92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Enable</text:p>
          </table:table-cell>
          <table:table-cell table:style-name="ce61" office:value-type="string" calcext:value-type="string">
            <text:p>Event</text:p>
          </table:table-cell>
          <table:table-cell table:style-name="ce93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Disable</text:p>
          </table:table-cell>
          <table:table-cell table:style-name="ce61" office:value-type="string" calcext:value-type="string">
            <text:p>Event</text:p>
          </table:table-cell>
          <table:table-cell table:style-name="ce94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Install</text:p>
          </table:table-cell>
          <table:table-cell table:style-name="ce61" office:value-type="string" calcext:value-type="string">
            <text:p>Event</text:p>
          </table:table-cell>
          <table:table-cell table:style-name="ce95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4"/>
          <table:table-cell table:style-name="ce10" office:value-type="string" calcext:value-type="string">
            <text:p>_core</text:p>
          </table:table-cell>
          <table:table-cell table:style-name="ce10" office:value-type="string" calcext:value-type="string">
            <text:p>onServiceUninstall</text:p>
          </table:table-cell>
          <table:table-cell table:style-name="ce61" office:value-type="string" calcext:value-type="string">
            <text:p>Event</text:p>
          </table:table-cell>
          <table:table-cell table:style-name="ce96" office:value-type="string" calcext:value-type="string">
            <text:p>name</text:p>
          </table:table-cell>
          <table:table-cell table:style-name="ce10" table:number-columns-repeated="8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3"/>
          <table:table-cell table:style-name="ce10" table:number-columns-repeated="2"/>
          <table:table-cell table:style-name="ce61"/>
          <table:table-cell table:style-name="ce10" table:number-columns-repeated="9"/>
          <table:table-cell table:style-name="Default" table:number-columns-repeated="49"/>
          <table:table-cell table:style-name="ce3" table:number-columns-repeated="961"/>
          <table:table-cell table:style-name="ce126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1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1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String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1"/>
          <table:table-cell table:style-name="ce12"/>
          <table:table-cell table:style-name="ce50"/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LoginInfo</text:p>
          </table:table-cell>
          <table:table-cell table:style-name="ce50" office:value-type="string" calcext:value-type="string">
            <text:p>DSLoginResul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2" office:value-type="string" calcext:value-type="string">
            <text:p>Command</text:p>
          </table:table-cell>
          <table:table-cell table:style-name="ce97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ModifyUs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0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"/>
          <table:table-cell table:style-name="ce124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60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50" office:value-type="string" calcext:value-type="string">
            <text:p>DSUser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60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60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60" office:value-type="string" calcext:value-type="string">
            <text:p>Command</text:p>
          </table:table-cell>
          <table:table-cell table:style-name="ce50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0" office:value-type="string" calcext:value-type="string">
            <text:p>addUserUsergroup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60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1" office:value-type="string" calcext:value-type="string">
            <text:p>AddContact</text:p>
          </table:table-cell>
          <table:table-cell table:style-name="ce63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1" office:value-type="string" calcext:value-type="string">
            <text:p>RemoveContact</text:p>
          </table:table-cell>
          <table:table-cell table:style-name="ce64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1" office:value-type="string" calcext:value-type="string">
            <text:p>EditContact</text:p>
          </table:table-cell>
          <table:table-cell table:style-name="ce65" office:value-type="string" calcext:value-type="string">
            <text:p>Command</text:p>
          </table:table-cell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60" office:value-type="string" calcext:value-type="string">
            <text:p>Command</text:p>
          </table:table-cell>
          <table:table-cell table:style-name="ce98" office:value-type="string" calcext:value-type="string">
            <text:p>DSInteger</text:p>
          </table:table-cell>
          <table:table-cell table:style-name="ce110" office:value-type="string" calcext:value-type="string">
            <text:p>DSUserPermi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removeUsergroupPermission</text:p>
          </table:table-cell>
          <table:table-cell table:style-name="ce66" office:value-type="string" calcext:value-type="string">
            <text:p>Command</text:p>
          </table:table-cell>
          <table:table-cell table:style-name="ce18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18" office:value-type="string" calcext:value-type="string">
            <text:p>userman</text:p>
          </table:table-cell>
          <table:table-cell table:style-name="ce18" office:value-type="string" calcext:value-type="string">
            <text:p>addUsergroupPermission</text:p>
          </table:table-cell>
          <table:table-cell table:style-name="ce66" office:value-type="string" calcext:value-type="string">
            <text:p>Command</text:p>
          </table:table-cell>
          <table:table-cell table:style-name="ce99" office:value-type="string" calcext:value-type="string">
            <text:p>DSUsergroupPermission</text:p>
          </table:table-cell>
          <table:table-cell table:style-name="ce1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UpdateUsrGr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50" office:value-type="string" calcext:value-type="string">
            <text:p>userUsergroupAdd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50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67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68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2" table:number-columns-repeated="2"/>
          <table:table-cell table:style-name="ce68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2" table:number-columns-repeated="2"/>
          <table:table-cell table:style-name="ce69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11" office:value-type="string" calcext:value-type="string">
            <text:p>DSInteger</text:p>
          </table:table-cell>
          <table:table-cell table:style-name="ce115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16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2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17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18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74" office:value-type="string" calcext:value-type="string">
            <text:p>Command</text:p>
          </table:table-cell>
          <table:table-cell table:style-name="ce100" office:value-type="string" calcext:value-type="string">
            <text:p>DSSeen</text:p>
          </table:table-cell>
          <table:table-cell table:style-name="ce12"/>
          <table:table-cell table:style-name="ce119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75" office:value-type="string" calcext:value-type="string">
            <text:p>Command</text:p>
          </table:table-cell>
          <table:table-cell table:style-name="ce101" office:value-type="string" calcext:value-type="string">
            <text:p>DSSeen</text:p>
          </table:table-cell>
          <table:table-cell table:style-name="ce12"/>
          <table:table-cell table:style-name="ce120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76" office:value-type="string" calcext:value-type="string">
            <text:p>Command</text:p>
          </table:table-cell>
          <table:table-cell table:style-name="ce102" office:value-type="string" calcext:value-type="string">
            <text:p>DSInteger</text:p>
          </table:table-cell>
          <table:table-cell table:style-name="ce112" office:value-type="string" calcext:value-type="string">
            <text:p>DSChatUserData</text:p>
          </table:table-cell>
          <table:table-cell table:style-name="ce121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22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78" office:value-type="string" calcext:value-type="string">
            <text:p>Command</text:p>
          </table:table-cell>
          <table:table-cell table:style-name="ce103" office:value-type="string" calcext:value-type="string">
            <text:p>DSChangeUserState</text:p>
          </table:table-cell>
          <table:table-cell table:style-name="ce12"/>
          <table:table-cell table:style-name="ce123"/>
          <table:table-cell table:style-name="ce12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79" office:value-type="string" calcext:value-type="string">
            <text:p>Command</text:p>
          </table:table-cell>
          <table:table-cell table:style-name="ce12"/>
          <table:table-cell table:style-name="ce113" office:value-type="string" calcext:value-type="string">
            <text:p>DSInteger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2" office:value-type="string" calcext:value-type="string">
            <text:p>Command</text:p>
          </table:table-cell>
          <table:table-cell table:style-name="ce104" office:value-type="string" calcext:value-type="string">
            <text:p>DSAddUserSession</text:p>
          </table:table-cell>
          <table:table-cell table:style-name="ce1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83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52" office:value-type="string" calcext:value-type="string">
            <text:p>newMessage</text:p>
          </table:table-cell>
          <table:table-cell table:style-name="ce85" office:value-type="string" calcext:value-type="string">
            <text:p>Event</text:p>
          </table:table-cell>
          <table:table-cell table:style-name="ce52" office:value-type="string" calcext:value-type="string">
            <text:p>DSNewMessage</text:p>
          </table:table-cell>
          <table:table-cell table:style-name="ce5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53" office:value-type="string" calcext:value-type="string">
            <text:p>sessionUserAdded</text:p>
          </table:table-cell>
          <table:table-cell table:style-name="ce86" office:value-type="string" calcext:value-type="string">
            <text:p>Event</text:p>
          </table:table-cell>
          <table:table-cell table:style-name="ce53" office:value-type="string" calcext:value-type="string">
            <text:p>DSAddUserSession</text:p>
          </table:table-cell>
          <table:table-cell table:style-name="ce5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54" office:value-type="string" calcext:value-type="string">
            <text:p>sessionUserRemoved</text:p>
          </table:table-cell>
          <table:table-cell table:style-name="ce87" office:value-type="string" calcext:value-type="string">
            <text:p>Event</text:p>
          </table:table-cell>
          <table:table-cell table:style-name="ce105" office:value-type="string" calcext:value-type="string">
            <text:p>DSAddUserSession</text:p>
          </table:table-cell>
          <table:table-cell table:style-name="ce1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55" office:value-type="string" calcext:value-type="string">
            <text:p>sessionLeaderChanged</text:p>
          </table:table-cell>
          <table:table-cell table:style-name="ce88" office:value-type="string" calcext:value-type="string">
            <text:p>Event</text:p>
          </table:table-cell>
          <table:table-cell table:style-name="ce106" office:value-type="string" calcext:value-type="string">
            <text:p>DSAddUserSession</text:p>
          </table:table-cell>
          <table:table-cell table:style-name="ce5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56" office:value-type="string" calcext:value-type="string">
            <text:p>userStateChanged</text:p>
          </table:table-cell>
          <table:table-cell table:style-name="ce89" office:value-type="string" calcext:value-type="string">
            <text:p>Event</text:p>
          </table:table-cell>
          <table:table-cell table:style-name="ce107" office:value-type="string" calcext:value-type="string">
            <text:p>DSChangeUserState</text:p>
          </table:table-cell>
          <table:table-cell table:style-name="ce56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18">
          <table:table-cell/>
          <table:table-cell table:style-name="ce12" table:number-columns-repeated="2"/>
          <table:table-cell table:style-name="ce68"/>
          <table:table-cell table:style-name="ce12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29:Nodes.M146 Nodes.B90:Nodes.B90 Nodes.B129:Nodes.B146 Nodes.C45:Nodes.D62 Nodes.C129:Nodes.C146 Nodes.B109:Nodes.B110 Nodes.D129:Nodes.D146 Nodes.H109:Nodes.M123 Nodes.C109:Nodes.C123 Nodes.F119:Nodes.F123 Nodes.E116:Nodes.E116 Nodes.E122:Nodes.E123 Nodes.F110:Nodes.F114 Nodes.E109:Nodes.E112 Nodes.F116:Nodes.F117 Nodes.G118:Nodes.G123 Nodes.E118:Nodes.E120 Nodes.B3:Nodes.B5 Nodes.B45:Nodes.B62 Nodes.C3:Nodes.M16 Nodes.B41:Nodes.B43 Nodes.C19:Nodes.M26 Nodes.C17:Nodes.D18 Nodes.G18:Nodes.M18 Nodes.G17:Nodes.M17 Nodes.C41:Nodes.M43 Nodes.C27:Nodes.D31 Nodes.F27:Nodes.M31 Nodes.E45:Nodes.F65 Nodes.C90:Nodes.M107 Nodes.C66:Nodes.D66 Nodes.G45:Nodes.M66 Nodes.B34:Nodes.B39 Nodes.C34:Nodes.M39 Nodes.B7:Nodes.B32 Nodes.C32:Nodes.M32 Nodes.B68:Nodes.B86 Nodes.C69:Nodes.E86 Nodes.G69:Nodes.M86 Nodes.F68:Nodes.F86 Nodes.B88:Nodes.M88 Nodes.B105:Nodes.B107">
            <calcext:condition calcext:apply-style-name="r2" calcext:value="formula-is(ISODD(ROW()))" calcext:base-cell-address="Nodes.B3"/>
          </calcext:conditional-format>
          <calcext:conditional-format calcext:target-range-address="Nodes.E129:Nodes.M146 Nodes.B90:Nodes.B90 Nodes.B129:Nodes.B146 Nodes.C45:Nodes.D62 Nodes.C129:Nodes.C146 Nodes.B109:Nodes.B110 Nodes.D129:Nodes.D146 Nodes.H109:Nodes.M123 Nodes.C109:Nodes.C123 Nodes.F119:Nodes.F123 Nodes.E116:Nodes.E116 Nodes.E122:Nodes.E123 Nodes.F110:Nodes.F114 Nodes.E109:Nodes.E112 Nodes.F116:Nodes.F117 Nodes.G118:Nodes.G123 Nodes.E118:Nodes.E120 Nodes.B3:Nodes.B5 Nodes.B45:Nodes.B62 Nodes.C3:Nodes.M16 Nodes.B41:Nodes.B43 Nodes.C19:Nodes.M26 Nodes.C17:Nodes.D18 Nodes.G18:Nodes.M18 Nodes.G17:Nodes.M17 Nodes.C41:Nodes.M43 Nodes.C27:Nodes.D31 Nodes.F27:Nodes.M31 Nodes.E45:Nodes.F65 Nodes.C90:Nodes.M107 Nodes.C66:Nodes.D66 Nodes.G45:Nodes.M66 Nodes.B34:Nodes.B39 Nodes.C34:Nodes.M39 Nodes.B7:Nodes.B32 Nodes.C32:Nodes.M32 Nodes.B68:Nodes.B86 Nodes.C69:Nodes.E86 Nodes.G69:Nodes.M86 Nodes.F68:Nodes.F86 Nodes.B88:Nodes.M88 Nodes.B105:Nodes.B107">
            <calcext:condition calcext:apply-style-name="r1" calcext:value="formula-is(ISEVEN(ROW()))" calcext:base-cell-address="Nodes.B3"/>
          </calcext:conditional-format>
          <calcext:conditional-format calcext:target-range-address="Nodes.B91:Nodes.B91">
            <calcext:condition calcext:apply-style-name="r2" calcext:value="formula-is(ISODD(ROW()))" calcext:base-cell-address="Nodes.B91"/>
          </calcext:conditional-format>
          <calcext:conditional-format calcext:target-range-address="Nodes.B91:Nodes.B91">
            <calcext:condition calcext:apply-style-name="r1" calcext:value="formula-is(ISEVEN(ROW()))" calcext:base-cell-address="Nodes.B91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1:Nodes.B111">
            <calcext:condition calcext:apply-style-name="r2" calcext:value="formula-is(ISODD(ROW()))" calcext:base-cell-address="Nodes.B111"/>
          </calcext:conditional-format>
          <calcext:conditional-format calcext:target-range-address="Nodes.B111:Nodes.B111">
            <calcext:condition calcext:apply-style-name="r1" calcext:value="formula-is(ISEVEN(ROW()))" calcext:base-cell-address="Nodes.B111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B114:Nodes.B115">
            <calcext:condition calcext:apply-style-name="r2" calcext:value="formula-is(ISODD(ROW()))" calcext:base-cell-address="Nodes.B114"/>
          </calcext:conditional-format>
          <calcext:conditional-format calcext:target-range-address="Nodes.B114:Nodes.B115">
            <calcext:condition calcext:apply-style-name="r1" calcext:value="formula-is(ISEVEN(ROW()))" calcext:base-cell-address="Nodes.B114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D109:Nodes.D109">
            <calcext:condition calcext:apply-style-name="r2" calcext:value="formula-is(ISODD(ROW()))" calcext:base-cell-address="Nodes.D109"/>
          </calcext:conditional-format>
          <calcext:conditional-format calcext:target-range-address="Nodes.D109:Nodes.D109">
            <calcext:condition calcext:apply-style-name="r1" calcext:value="formula-is(ISEVEN(ROW()))" calcext:base-cell-address="Nodes.D109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E124:Nodes.M124 Nodes.C124:Nodes.C124">
            <calcext:condition calcext:apply-style-name="r2" calcext:value="formula-is(ISODD(ROW()))" calcext:base-cell-address="Nodes.C124"/>
          </calcext:conditional-format>
          <calcext:conditional-format calcext:target-range-address="Nodes.E124:Nodes.M124 Nodes.C124:Nodes.C124">
            <calcext:condition calcext:apply-style-name="r1" calcext:value="formula-is(ISEVEN(ROW()))" calcext:base-cell-address="Nodes.C124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E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E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F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F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F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F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F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F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F115:Nodes.F115">
            <calcext:condition calcext:apply-style-name="r2" calcext:value="formula-is(ISODD(ROW()))" calcext:base-cell-address="Nodes.F115"/>
          </calcext:conditional-format>
          <calcext:conditional-format calcext:target-range-address="Nodes.F115:Nodes.F115">
            <calcext:condition calcext:apply-style-name="r1" calcext:value="formula-is(ISEVEN(ROW()))" calcext:base-cell-address="Nodes.F115"/>
          </calcext:conditional-format>
          <calcext:conditional-format calcext:target-range-address="Nodes.E117:Nodes.E117">
            <calcext:condition calcext:apply-style-name="r2" calcext:value="formula-is(ISODD(ROW()))" calcext:base-cell-address="Nodes.E117"/>
          </calcext:conditional-format>
          <calcext:conditional-format calcext:target-range-address="Nodes.E117:Nodes.E117">
            <calcext:condition calcext:apply-style-name="r1" calcext:value="formula-is(ISEVEN(ROW()))" calcext:base-cell-address="Nodes.E117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F109:Nodes.F109">
            <calcext:condition calcext:apply-style-name="r2" calcext:value="formula-is(ISODD(ROW()))" calcext:base-cell-address="Nodes.F109"/>
          </calcext:conditional-format>
          <calcext:conditional-format calcext:target-range-address="Nodes.F109:Nodes.F109">
            <calcext:condition calcext:apply-style-name="r1" calcext:value="formula-is(ISEVEN(ROW()))" calcext:base-cell-address="Nodes.F109"/>
          </calcext:conditional-format>
          <calcext:conditional-format calcext:target-range-address="Nodes.E113:Nodes.E113">
            <calcext:condition calcext:apply-style-name="r2" calcext:value="formula-is(ISODD(ROW()))" calcext:base-cell-address="Nodes.E113"/>
          </calcext:conditional-format>
          <calcext:conditional-format calcext:target-range-address="Nodes.E113:Nodes.E113">
            <calcext:condition calcext:apply-style-name="r1" calcext:value="formula-is(ISEVEN(ROW()))" calcext:base-cell-address="Nodes.E113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F118:Nodes.F118">
            <calcext:condition calcext:apply-style-name="r2" calcext:value="formula-is(ISODD(ROW()))" calcext:base-cell-address="Nodes.F118"/>
          </calcext:conditional-format>
          <calcext:conditional-format calcext:target-range-address="Nodes.F118:Nodes.F118">
            <calcext:condition calcext:apply-style-name="r1" calcext:value="formula-is(ISEVEN(ROW()))" calcext:base-cell-address="Nodes.F118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E128:Nodes.E128">
            <calcext:condition calcext:apply-style-name="r2" calcext:value="formula-is(ISODD(ROW()))" calcext:base-cell-address="Nodes.E128"/>
          </calcext:conditional-format>
          <calcext:conditional-format calcext:target-range-address="Nodes.E128:Nodes.E128">
            <calcext:condition calcext:apply-style-name="r1" calcext:value="formula-is(ISEVEN(ROW()))" calcext:base-cell-address="Nodes.E128"/>
          </calcext:conditional-format>
          <calcext:conditional-format calcext:target-range-address="Nodes.G109:Nodes.G109">
            <calcext:condition calcext:apply-style-name="r2" calcext:value="formula-is(ISODD(ROW()))" calcext:base-cell-address="Nodes.G109"/>
          </calcext:conditional-format>
          <calcext:conditional-format calcext:target-range-address="Nodes.G109:Nodes.G109">
            <calcext:condition calcext:apply-style-name="r1" calcext:value="formula-is(ISEVEN(ROW()))" calcext:base-cell-address="Nodes.G10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  <calcext:conditional-format calcext:target-range-address="Nodes.B67:Nodes.M67 Nodes.B68:Nodes.D68 Nodes.F68:Nodes.M68">
            <calcext:condition calcext:apply-style-name="r2" calcext:value="formula-is(ISODD(ROW()))" calcext:base-cell-address="Nodes.B67"/>
          </calcext:conditional-format>
          <calcext:conditional-format calcext:target-range-address="Nodes.B67:Nodes.M67 Nodes.B68:Nodes.D68 Nodes.F68:Nodes.M68">
            <calcext:condition calcext:apply-style-name="r1" calcext:value="formula-is(ISEVEN(ROW()))" calcext:base-cell-address="Nodes.B67"/>
          </calcext:conditional-format>
          <calcext:conditional-format calcext:target-range-address="Nodes.E68:Nodes.E68">
            <calcext:condition calcext:apply-style-name="r2" calcext:value="formula-is(ISODD(ROW()))" calcext:base-cell-address="Nodes.E68"/>
          </calcext:conditional-format>
          <calcext:conditional-format calcext:target-range-address="Nodes.E68:Nodes.E68">
            <calcext:condition calcext:apply-style-name="r1" calcext:value="formula-is(ISEVEN(ROW()))" calcext:base-cell-address="Nodes.E68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53"/>
        <table:table-column table:style-name="co10" table:default-cell-style-name="ce153"/>
        <table:table-column table:style-name="co11" table:default-cell-style-name="ce168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7" table:number-columns-repeated="1015" table:default-cell-style-name="ce6"/>
        <table:table-row table:style-name="ro1">
          <table:table-cell table:style-name="ce128" office:value-type="string" calcext:value-type="string">
            <text:p>Owner</text:p>
          </table:table-cell>
          <table:table-cell table:style-name="ce128" office:value-type="string" calcext:value-type="string">
            <text:p>Struct Name</text:p>
          </table:table-cell>
          <table:table-cell table:style-name="ce146" office:value-type="string" calcext:value-type="string">
            <text:p>Ver</text:p>
          </table:table-cell>
          <table:table-cell table:style-name="ce146" office:value-type="string" calcext:value-type="string">
            <text:p>Field Num</text:p>
          </table:table-cell>
          <table:table-cell table:style-name="ce128" office:value-type="string" calcext:value-type="string">
            <text:p>Types ..</text:p>
          </table:table-cell>
          <table:table-cell table:style-name="ce128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String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tring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Integer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Integer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Float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Float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DBTable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TableString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Boolean</text:p>
          </table:table-cell>
          <table:table-cell table:style-name="ce147" office:value-type="float" office:value="0" calcext:value-type="float">
            <text:p>0</text:p>
          </table:table-cell>
          <table:table-cell table:style-name="ce147"/>
          <table:table-cell table:style-name="ce154" office:value-type="string" calcext:value-type="string">
            <text:p>DTBoolean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2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5"/>
          <table:table-cell table:style-name="ce153" table:number-columns-repeated="2"/>
          <table:table-cell table:style-name="ce168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DBQuery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tring “query”</text:p>
          </table:table-cell>
          <table:table-cell table:style-name="ce12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/>
          <table:table-cell table:style-name="ce147" table:number-columns-repeated="2"/>
          <table:table-cell table:style-name="ce155"/>
          <table:table-cell table:style-name="ce12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Login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6" office:value-type="string" calcext:value-type="string">
            <text:p>DTString “username”</text:p>
          </table:table-cell>
          <table:table-cell table:style-name="ce129" office:value-type="string" calcext:value-type="string">
            <text:p>DTString “password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LoginResult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4" office:value-type="string" calcext:value-type="string">
            <text:p>DTString “UMLoginResult”</text:p>
          </table:table-cell>
          <table:table-cell table:style-name="ce132" office:value-type="string" calcext:value-type="string">
            <text:p>DTInteger “sessionID”</text:p>
          </table:table-cell>
          <table:table-cell table:style-name="ce129" office:value-type="string" calcext:value-type="string">
            <text:p>DTString “description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ChkPermissio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6" office:value-type="string" calcext:value-type="string">
            <text:p>DSInteger <text:s/>“sessionID”</text:p>
          </table:table-cell>
          <table:table-cell table:style-name="ce132" office:value-type="string" calcext:value-type="string">
            <text:p>DSInteger “permissionID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ChkPermissionByNam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office:value-type="string" calcext:value-type="string">
            <text:p>DSInteger <text:s/>“sessionID”</text:p>
          </table:table-cell>
          <table:table-cell table:style-name="ce169" office:value-type="string" calcext:value-type="string">
            <text:p>DSString “name”</text:p>
          </table:table-cell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31" office:value-type="string" calcext:value-type="string">
            <text:p>DSAddUser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8" office:value-type="string" calcext:value-type="string">
            <text:p>DTString “username”</text:p>
          </table:table-cell>
          <table:table-cell table:style-name="ce170" office:value-type="string" calcext:value-type="string">
            <text:p>DTString “password”</text:p>
          </table:table-cell>
          <table:table-cell table:style-name="ce170" office:value-type="string" calcext:value-type="string">
            <text:p>DTString “name”</text:p>
          </table:table-cell>
          <table:table-cell table:style-name="ce131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ModifyUser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4" office:value-type="string" calcext:value-type="string">
            <text:p>DTInteger “userID”</text:p>
          </table:table-cell>
          <table:table-cell table:style-name="ce156" office:value-type="string" calcext:value-type="string">
            <text:p>DTString “username”</text:p>
          </table:table-cell>
          <table:table-cell table:style-name="ce132" office:value-type="string" calcext:value-type="string">
            <text:p>DTString “password”</text:p>
          </table:table-cell>
          <table:table-cell table:style-name="ce132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User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4" office:value-type="string" calcext:value-type="string">
            <text:p>DTInteger “id”</text:p>
          </table:table-cell>
          <table:table-cell table:style-name="ce129" office:value-type="string" calcext:value-type="string">
            <text:p>DTString “username”</text:p>
          </table:table-cell>
          <table:table-cell table:style-name="ce129" office:value-type="string" calcext:value-type="string">
            <text:p>DTString “name”</text:p>
          </table:table-cell>
          <table:table-cell table:style-name="ce129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>
            <text:p>DSRegPermissio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4" office:value-type="string" calcext:value-type="string">
            <text:p>DTString “name”</text:p>
          </table:table-cell>
          <table:table-cell table:style-name="ce129" office:value-type="string" calcext:value-type="string">
            <text:p>DTString “title”</text:p>
          </table:table-cell>
          <table:table-cell table:style-name="ce129" office:value-type="string" calcext:value-type="string">
            <text:p>DTString “description”</text:p>
          </table:table-cell>
          <table:table-cell table:style-name="ce129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UpdatePermissio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4" office:value-type="string" calcext:value-type="string">
            <text:p>DTInteger “permissionID”</text:p>
          </table:table-cell>
          <table:table-cell table:style-name="ce129" office:value-type="string" calcext:value-type="string">
            <text:p>DTString “name”</text:p>
          </table:table-cell>
          <table:table-cell table:style-name="ce129" office:value-type="string" calcext:value-type="string">
            <text:p>DTString “title”</text:p>
          </table:table-cell>
          <table:table-cell table:style-name="ce129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>
            <text:p>DSRegUsrGrp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4" office:value-type="string" calcext:value-type="string">
            <text:p>DTString “title”</text:p>
          </table:table-cell>
          <table:table-cell table:style-name="ce129" office:value-type="string" calcext:value-type="string">
            <text:p>DTInteger “parentID”</text:p>
          </table:table-cell>
          <table:table-cell table:style-name="ce129" office:value-type="string" calcext:value-type="string">
            <text:p>DTString “description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UpdateUsrGrp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4" office:value-type="string" calcext:value-type="string">
            <text:p>DTInteger “userGroupID”</text:p>
          </table:table-cell>
          <table:table-cell table:style-name="ce129" office:value-type="string" calcext:value-type="string">
            <text:p>DTString “title”</text:p>
          </table:table-cell>
          <table:table-cell table:style-name="ce129" office:value-type="string" calcext:value-type="string">
            <text:p>DTInteger “parentID”</text:p>
          </table:table-cell>
          <table:table-cell table:style-name="ce129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User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SUserInfo&gt; “usersList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Permissions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6" office:value-type="string" calcext:value-type="string">
            <text:p>DTSet&lt;DSUpdatePermission&gt; “permissionsList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UserGroups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SUpdateUsrGrp&gt; “userGroupsList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UserUsergroup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Integer “userID”</text:p>
          </table:table-cell>
          <table:table-cell table:style-name="ce132" office:value-type="string" calcext:value-type="string">
            <text:p>DTInteger “groupID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UserPermission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Integer “userID”</text:p>
          </table:table-cell>
          <table:table-cell table:style-name="ce132" office:value-type="string" calcext:value-type="string">
            <text:p>DTInteger “permissionID”</text:p>
          </table:table-cell>
          <table:table-cell table:style-name="ce132" office:value-type="string" calcext:value-type="string">
            <text:p>DTInteger “state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33" office:value-type="string" calcext:value-type="string">
            <text:p>DSUserPermissionList</text:p>
          </table:table-cell>
          <table:table-cell table:style-name="ce150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SPermissionState&gt; “permissionList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4" office:value-type="string" calcext:value-type="string">
            <text:p>DSPermissionState</text:p>
          </table:table-cell>
          <table:table-cell table:style-name="ce151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9" office:value-type="string" calcext:value-type="string">
            <text:p>DTInteger “id”</text:p>
          </table:table-cell>
          <table:table-cell table:style-name="ce159" office:value-type="string" calcext:value-type="string">
            <text:p>DTInteger “state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DSUsergroupPermission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DTInteger “usergroupID”</text:p>
          </table:table-cell>
          <table:table-cell table:style-name="ce171" office:value-type="string" calcext:value-type="string">
            <text:p>DTInteger “permissionID”</text:p>
          </table:table-cell>
          <table:table-cell table:style-name="ce171" office:value-type="string" calcext:value-type="string">
            <text:p>DTInteger “state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36"/>
          <table:table-cell table:style-name="ce151"/>
          <table:table-cell table:style-name="ce147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ListOfLists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string&gt; “ListOfLists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RegList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4" office:value-type="string" calcext:value-type="string">
            <text:p>DTString “name”</text:p>
          </table:table-cell>
          <table:table-cell table:style-name="ce154" office:value-type="string" calcext:value-type="string">
            <text:p>DTString “content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Template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4" office:value-type="string" calcext:value-type="string">
            <text:p>DTString “templateName”</text:p>
          </table:table-cell>
          <table:table-cell table:style-name="ce129" office:value-type="string" calcext:value-type="string">
            <text:p>DTString “fileName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RegTemplate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4" office:value-type="string" calcext:value-type="string">
            <text:p>DTString “templateName”</text:p>
          </table:table-cell>
          <table:table-cell table:style-name="ce129" office:value-type="string" calcext:value-type="string">
            <text:p>DTString “fileName”</text:p>
          </table:table-cell>
          <table:table-cell table:style-name="ce129" office:value-type="string" calcext:value-type="string">
            <text:p>DTString “content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TemplateFiles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6" office:value-type="string" calcext:value-type="string">
            <text:p>DTSet&lt;string&gt; “TemplateFilesList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Templates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6" office:value-type="string" calcext:value-type="string">
            <text:p>DTSet&lt;string&gt; “TemplatesList”</text:p>
          </table:table-cell>
          <table:table-cell table:style-name="ce12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Gateway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4" office:value-type="string" calcext:value-type="string">
            <text:p>DTString “name”</text:p>
          </table:table-cell>
          <table:table-cell table:style-name="ce129" office:value-type="string" calcext:value-type="string">
            <text:p>DTString “parentFAddress”</text:p>
          </table:table-cell>
          <table:table-cell table:style-name="ce129" office:value-type="string" calcext:value-type="string">
            <text:p>DTString “address”</text:p>
          </table:table-cell>
          <table:table-cell table:style-name="ce129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>
            <text:p>DSDevice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4" office:value-type="string" calcext:value-type="string">
            <text:p>DTString “name”</text:p>
          </table:table-cell>
          <table:table-cell table:style-name="ce129" office:value-type="string" calcext:value-type="string">
            <text:p>DTString “parentFAddress”</text:p>
          </table:table-cell>
          <table:table-cell table:style-name="ce129" office:value-type="string" calcext:value-type="string">
            <text:p>DTString “address”</text:p>
          </table:table-cell>
          <table:table-cell table:style-name="ce129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>
            <text:p>DSZoneInfo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4" office:value-type="string" calcext:value-type="string">
            <text:p>DTString “name”</text:p>
          </table:table-cell>
          <table:table-cell table:style-name="ce129" office:value-type="string" calcext:value-type="string">
            <text:p>DTString “parentFAddress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MoveGateway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4" office:value-type="string" calcext:value-type="string">
            <text:p>DTString “child”</text:p>
          </table:table-cell>
          <table:table-cell table:style-name="ce154" office:value-type="string" calcext:value-type="string">
            <text:p>DTString “parent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SNewMessage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3~4</text:p>
          </table:table-cell>
          <table:table-cell table:style-name="ce154" office:value-type="string" calcext:value-type="string">
            <text:p>DTInteger “userID”</text:p>
          </table:table-cell>
          <table:table-cell table:style-name="ce129" office:value-type="string" calcext:value-type="string">
            <text:p>DTInteger “sessionID”</text:p>
          </table:table-cell>
          <table:table-cell table:style-name="ce129" office:value-type="string" calcext:value-type="string">
            <text:p>DTString “msg”</text:p>
          </table:table-cell>
          <table:table-cell table:style-name="ce181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>
            <text:p>DSCheckMessages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SCheckMessageItem&gt; list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CheckMessageItem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style-name="ce161" office:value-type="string" calcext:value-type="string">
            <text:p>DTInteger “sessionID”</text:p>
          </table:table-cell>
          <table:table-cell table:style-name="ce172" office:value-type="string" calcext:value-type="string">
            <text:p>DTInteger “seenID”</text:p>
          </table:table-cell>
          <table:table-cell table:style-name="ce177" office:value-type="string" calcext:value-type="string">
            <text:p>DTInteger “notifiedID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SGetMessages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3~4</text:p>
          </table:table-cell>
          <table:table-cell table:style-name="ce162" office:value-type="string" calcext:value-type="string">
            <text:p>DTInteger “sessionID”</text:p>
          </table:table-cell>
          <table:table-cell table:style-name="ce129" office:value-type="string" calcext:value-type="string">
            <text:p>DTEnum “type”</text:p>
          </table:table-cell>
          <table:table-cell table:style-name="ce129" office:value-type="string" calcext:value-type="string">
            <text:p>DTString “from”</text:p>
          </table:table-cell>
          <table:table-cell table:style-name="ce129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5"/>
        </table:table-row>
        <table:table-row table:style-name="ro1">
          <table:table-cell/>
          <table:table-cell table:style-name="ce140" office:value-type="string" calcext:value-type="string">
            <text:p>DSMessage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SMessageItem&gt; list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40" office:value-type="string" calcext:value-type="string">
            <text:p>DSMessageItem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63" office:value-type="string" calcext:value-type="string">
            <text:p>DTInteger “userID”</text:p>
          </table:table-cell>
          <table:table-cell table:style-name="ce129" office:value-type="string" calcext:value-type="string">
            <text:p>DTString “date”</text:p>
          </table:table-cell>
          <table:table-cell table:style-name="ce178" office:value-type="string" calcext:value-type="string">
            <text:p>DTString “msg”</text:p>
          </table:table-cell>
          <table:table-cell table:style-name="ce182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ChatUserData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2~4</text:p>
          </table:table-cell>
          <table:table-cell table:style-name="ce154" office:value-type="string" calcext:value-type="string">
            <text:p>DTEnum “reachState”</text:p>
          </table:table-cell>
          <table:table-cell table:style-name="ce129" office:value-type="string" calcext:value-type="string">
            <text:p>DTEnum “status”</text:p>
          </table:table-cell>
          <table:table-cell table:style-name="ce179" office:value-type="string" calcext:value-type="string">
            <text:p>DTEnum “customStatusIcon” [op]</text:p>
          </table:table-cell>
          <table:table-cell table:style-name="ce129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42" office:value-type="string" calcext:value-type="string">
            <text:p>DSChangeUserState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1~3</text:p>
          </table:table-cell>
          <table:table-cell table:style-name="ce164" office:value-type="string" calcext:value-type="string">
            <text:p>DTEnum “status”</text:p>
          </table:table-cell>
          <table:table-cell table:style-name="ce173" office:value-type="string" calcext:value-type="string">
            <text:p>DTEnum “customStatusIcon” [op]</text:p>
          </table:table-cell>
          <table:table-cell table:style-name="ce164" office:value-type="string" calcext:value-type="string">
            <text:p>DTString “customStatus” [op]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43" office:value-type="string" calcext:value-type="string">
            <text:p>DSAddUserSessio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65" office:value-type="string" calcext:value-type="string">
            <text:p>DTInteger “userID”</text:p>
          </table:table-cell>
          <table:table-cell table:style-name="ce174" office:value-type="string" calcext:value-type="string">
            <text:p>DTInteger “sessionID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44" office:value-type="string" calcext:value-type="string">
            <text:p>DSSessionList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string" calcext:value-type="string">
            <text:p>DTSet&lt;DTInteger&gt; “list”</text:p>
          </table:table-cell>
          <table:table-cell table:style-name="ce129" table:number-columns-repeated="3"/>
          <table:table-cell table:number-columns-repeated="1016"/>
        </table:table-row>
        <table:table-row table:style-name="ro1">
          <table:table-cell/>
          <table:table-cell table:style-name="ce145" office:value-type="string" calcext:value-type="string">
            <text:p>DSSessio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66" office:value-type="string" calcext:value-type="string">
            <text:p>DTInteger “id”</text:p>
          </table:table-cell>
          <table:table-cell table:style-name="ce175" office:value-type="string" calcext:value-type="string">
            <text:p>DTString “creationDate”</text:p>
          </table:table-cell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Seen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67" office:value-type="string" calcext:value-type="string">
            <text:p>DTInteger “userID”</text:p>
          </table:table-cell>
          <table:table-cell table:style-name="ce176" office:value-type="string" calcext:value-type="string">
            <text:p>DTInteger “sessionID”</text:p>
          </table:table-cell>
          <table:table-cell table:style-name="ce180" office:value-type="string" calcext:value-type="string">
            <text:p>DTInteger “seenID”</text:p>
          </table:table-cell>
          <table:table-cell table:style-name="ce129"/>
          <table:table-cell table:number-columns-repeated="1016"/>
        </table:table-row>
        <table:table-row table:style-name="ro1" table:number-rows-repeated="37">
          <table:table-cell/>
          <table:table-cell table:style-name="ce129"/>
          <table:table-cell table:style-name="ce147" table:number-columns-repeated="2"/>
          <table:table-cell table:style-name="ce154"/>
          <table:table-cell table:style-name="ce129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34:DTStructs.C99 DTStructs.B34:DTStructs.B50 DTStructs.B62:DTStructs.B99 DTStructs.D55:DTStructs.H55 DTStructs.D53:DTStructs.D54 DTStructs.F54:DTStructs.H54 DTStructs.D60:DTStructs.H60 DTStructs.D56:DTStructs.D56 DTStructs.F56:DTStructs.F56 DTStructs.H20:DTStructs.H50 DTStructs.H52:DTStructs.H53 DTStructs.D57:DTStructs.F57 DTStructs.H57:DTStructs.H58 DTStructs.D58:DTStructs.D59 DTStructs.G59:DTStructs.H59 DTStructs.D63:DTStructs.H99 DTStructs.D61:DTStructs.D62 DTStructs.G61:DTStructs.H61 DTStructs.D20:DTStructs.G31 DTStructs.D13:DTStructs.D13 DTStructs.F13:DTStructs.G13 DTStructs.B2:DTStructs.C17 DTStructs.H2:DTStructs.H17 DTStructs.D14:DTStructs.G17 DTStructs.D34:DTStructs.G52 DTStructs.B32:DTStructs.D32 DTStructs.G32:DTStructs.G32 DTStructs.H62:DTStructs.H6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E58:DTStructs.E58 DTStructs.G58:DTStructs.G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4:DTStructs.C34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B33:DTStructs.G33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07:32:28.94073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10T14:40:02.544160679</dc:date>
    <meta:editing-duration>P2DT23H16M31S</meta:editing-duration>
    <meta:editing-cycles>33</meta:editing-cycles>
    <meta:generator>LibreOffice/4.2.8.2$Linux_X86_64 LibreOffice_project/420m0$Build-2</meta:generator>
    <dc:creator>ajl </dc:creator>
    <meta:document-statistic meta:table-count="2" meta:cell-count="760" meta:object-count="0"/>
  </office:meta>
</office:document-meta>
</file>